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5728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5" office:value-type="string">
            <text:p>Paikka</text:p>
          </table:table-cell>
          <table:table-cell table:style-name="ce5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07/29/73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7" table:number-columns-repeated="1016"/>
        </table:table-row>
        <table:table-row table:style-name="ro3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2/11/28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3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02/11/50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3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02/19/82</text:p>
          </table:table-cell>
          <table:table-cell table:style-name="ce3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3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07/13/92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3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1/04/09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3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2/18/15</text:p>
          </table:table-cell>
          <table:table-cell table:style-name="ce3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3" table:number-rows-repeated="13">
          <table:table-cell table:number-columns-repeated="3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3" table:number-rows-repeated="104855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16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6-01-13T16:47:55</dc:date>
    <meta:editing-cycles>31</meta:editing-cycles>
    <meta:editing-duration>PT6H11M15S</meta:editing-duration>
    <meta:generator>OpenOffice/4.1.1$Unix OpenOffice.org_project/411m6$Build-9775</meta:generator>
    <meta:document-statistic meta:table-count="2" meta:cell-count="56" meta:object-count="0"/>
  </office:meta>
</office:document-meta>
</file>